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color="#800000" draw:fill="solid" draw:fill-color="#dd4814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1cm"/>
    </style:style>
    <style:style style:name="gr5" style:family="graphic" style:parent-style-name="standard">
      <style:graphic-properties svg:stroke-color="#000080" draw:fill="solid" draw:fill-color="#ffff0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color="#000080" draw:fill="solid" draw:fill-color="#0099ff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svg:stroke-color="#355e00" draw:fill="solid" draw:fill-color="#5c8526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42cm"/>
    </style:style>
    <style:style style:name="gr9" style:family="graphic" style:parent-style-name="objectwithoutfill">
      <style:graphic-properties draw:marker-end="Arrow" draw:marker-end-width="0.3cm" draw:fill="none" draw:fill-color="#ffff00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24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223cm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style:text-position="33% 58%" fo:font-size="10pt" style:font-size-asian="10pt" style:font-size-complex="10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xml:id="id1" draw:id="id1" draw:layer="layout" svg:width="3.499cm" svg:height="1.039cm" svg:x="1cm" svg:y="2.438cm">
          <draw:text-box>
            <text:p text:style-name="P1"><text:span text:style-name="T1">Transaction</text:span></text:p>
            <text:p text:style-name="P1"><text:span text:style-name="T2">aka</text:span><text:span text:style-name="T1"> TX</text:span></text:p>
          </draw:text-box>
        </draw:frame>
        <draw:g xml:id="id3" draw:id="id3">
          <draw:custom-shape draw:style-name="gr2" draw:text-style-name="P1" draw:layer="layout" svg:width="4.374cm" svg:height="0.137cm" svg:x="8.289cm" svg:y="3.3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3.936cm" svg:height="0.463cm" svg:x="8.581cm" svg:y="3.221cm">
            <text:p text:style-name="P1"><text:span text:style-name="T1">Transfer Fund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5" draw:id="id5">
          <draw:custom-shape draw:style-name="gr2" draw:text-style-name="P1" draw:layer="layout" svg:width="14.288cm" svg:height="0.304cm" svg:x="8.289cm" svg:y="1.429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1" draw:layer="layout" svg:width="1.458cm" svg:height="0.962cm" svg:x="12.23cm" svg:y="1.1cm">
            <draw:text-box>
              <text:p text:style-name="P1">+</text:p>
            </draw:text-box>
          </draw:frame>
          <draw:custom-shape draw:style-name="gr5" draw:text-style-name="P3" draw:layer="layout" svg:width="3.936cm" svg:height="0.473cm" svg:x="8.581cm" svg:y="1.345cm">
            <text:p text:style-name="P1"><text:span text:style-name="T1">New Account</text:span><text:span text:style-name="T3">*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3.936cm" svg:height="0.463cm" svg:x="13.395cm" svg:y="1.35cm">
            <text:p text:style-name="P1"><text:span text:style-name="T1">Transfer Fund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1" draw:layer="layout" svg:width="1.458cm" svg:height="0.962cm" svg:x="17.041cm" svg:y="1.1cm">
            <draw:text-box>
              <text:p text:style-name="P1">+</text:p>
            </draw:text-box>
          </draw:frame>
          <draw:custom-shape draw:style-name="gr6" draw:text-style-name="P3" draw:layer="layout" svg:width="3.936cm" svg:height="0.473cm" svg:x="18.203cm" svg:y="1.345cm">
            <text:p text:style-name="P1"><text:span text:style-name="T1">Update RA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g xml:id="id4" draw:id="id4">
            <draw:custom-shape draw:style-name="gr2" draw:text-style-name="P1" draw:layer="layout" svg:width="9.33cm" svg:height="0.137cm" svg:x="19.224cm" svg:y="2.449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3" draw:layer="layout" svg:width="3.937cm" svg:height="0.472cm" svg:x="24.326cm" svg:y="2.281cm">
              <text:p text:style-name="P1"><text:span text:style-name="T1">Update RAM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4" draw:text-style-name="P1" draw:layer="layout" svg:width="1.458cm" svg:height="0.962cm" svg:x="23.16cm" svg:y="2.036cm">
              <draw:text-box>
                <text:p text:style-name="P1">+</text:p>
              </draw:text-box>
            </draw:frame>
            <draw:custom-shape draw:style-name="gr3" draw:text-style-name="P3" draw:layer="layout" svg:width="3.937cm" svg:height="0.463cm" svg:x="19.515cm" svg:y="2.286cm">
              <text:p text:style-name="P1"><text:span text:style-name="T1">New TX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 xml:id="id2" draw:id="id2">
            <draw:custom-shape draw:style-name="gr2" draw:text-style-name="P1" draw:layer="layout" svg:width="9.331cm" svg:height="0.137cm" svg:x="8.289cm" svg:y="2.449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3" draw:layer="layout" svg:width="3.936cm" svg:height="0.463cm" svg:x="13.392cm" svg:y="2.286cm">
              <text:p text:style-name="P1"><text:span text:style-name="T1">Run Contract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3" draw:layer="layout" svg:width="3.936cm" svg:height="0.463cm" svg:x="8.581cm" svg:y="2.286cm">
              <text:p text:style-name="P1"><text:span text:style-name="T1">Transfer Funds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8" draw:text-style-name="P1" draw:layer="layout" svg:width="1.458cm" svg:height="0.992cm" svg:x="12.226cm" svg:y="2.021cm">
              <draw:text-box>
                <text:p text:style-name="P1">+</text:p>
              </draw:text-box>
            </draw:frame>
          </draw:g>
        </draw:g>
        <draw:connector draw:style-name="gr9" draw:text-style-name="P1" draw:layer="layout" draw:type="lines" draw:line-skew="1.401cm -0.988cm" svg:x1="4.499cm" svg:y1="2.957cm" svg:x2="8.289cm" svg:y2="2.517cm" draw:start-shape="id1" draw:start-glue-point="1" draw:end-shape="id2" draw:end-glue-point="3" svg:d="m4499 2957h1901l400-440h1489" svg:viewBox="0 0 3791 441">
          <text:p/>
        </draw:connector>
        <draw:connector draw:style-name="gr9" draw:text-style-name="P1" draw:layer="layout" draw:type="lines" draw:line-skew="1.401cm -0.989cm" svg:x1="4.499cm" svg:y1="2.957cm" svg:x2="8.289cm" svg:y2="3.452cm" draw:start-shape="id1" draw:start-glue-point="1" draw:end-shape="id3" draw:end-glue-point="3" svg:d="m4499 2957h1901l400 495h1489" svg:viewBox="0 0 3791 496">
          <text:p/>
        </draw:connector>
        <draw:connector draw:style-name="gr9" draw:text-style-name="P1" draw:layer="layout" draw:type="lines" svg:x1="17.62cm" svg:y1="2.517cm" svg:x2="19.224cm" svg:y2="2.517cm" draw:start-shape="id2" draw:start-glue-point="1" draw:end-shape="id4" draw:end-glue-point="3" svg:d="m17620 2517h499 605 500" svg:viewBox="0 0 1605 1">
          <text:p/>
        </draw:connector>
        <draw:connector draw:style-name="gr9" draw:text-style-name="P1" draw:layer="layout" draw:line-skew="-1.194cm" svg:x1="4.499cm" svg:y1="2.957cm" svg:x2="8.289cm" svg:y2="1.581cm" draw:start-shape="id1" draw:start-glue-point="1" draw:end-shape="id5" draw:end-glue-point="3" svg:d="m4499 2957h701v-1376h3089" svg:viewBox="0 0 3791 1377">
          <text:p/>
        </draw:connector>
        <draw:frame draw:style-name="gr10" draw:text-style-name="P4" draw:layer="layout" svg:width="2.624cm" svg:height="0.725cm" svg:x="4.553cm" svg:y="1.269cm">
          <draw:text-box>
            <text:p><text:span text:style-name="T4">1</text:span></text:p>
          </draw:text-box>
        </draw:frame>
        <draw:frame draw:style-name="gr10" draw:text-style-name="P4" draw:layer="layout" svg:width="2.625cm" svg:height="0.725cm" svg:x="5.819cm" svg:y="2.174cm">
          <draw:text-box>
            <text:p><text:span text:style-name="T4">2a</text:span></text:p>
          </draw:text-box>
        </draw:frame>
        <draw:frame draw:style-name="gr11" draw:text-style-name="P4" draw:layer="layout" svg:width="2.625cm" svg:height="0.725cm" svg:x="5.819cm" svg:y="3cm">
          <draw:text-box>
            <text:p><text:span text:style-name="T4">2b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1cm" fo:text-indent="0cm"/>
      <style:text-properties style:use-window-font-color="true" style:text-outline="false" style:text-line-through-style="none" fo:font-family="'Liberation Sans'" style:font-family-generic="roman" style:font-pitch="variable" fo:font-size="29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1cm" fo:text-indent="0cm"/>
      <style:text-properties fo:font-size="25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7cm" fo:text-indent="0cm"/>
      <style:text-properties fo:font-size="21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8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9.9000015258789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draw:frame presentation:style-name="Default-title" draw:layer="backgroundobjects" svg:width="24.929cm" svg:height="3.172cm" svg:x="2.385cm" svg:y="1.757cm" presentation:class="title" presentation:placeholder="true">
        <draw:text-box/>
      </draw:frame>
      <draw:frame presentation:style-name="Default-outline1" draw:layer="backgroundobjects" svg:width="24.929cm" svg:height="11.019cm" svg:x="2.385cm" svg:y="5.445cm" presentation:class="outline" presentation:placeholder="true">
        <draw:text-box/>
      </draw:frame>
      <draw:frame presentation:style-name="Mpr1" draw:text-style-name="MP1" draw:layer="backgroundobjects" svg:width="6.453cm" svg:height="1.31cm" svg:x="2.385cm" svg:y="18.30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779cm" svg:height="1.31cm" svg:x="10.473cm" svg:y="18.30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453cm" svg:height="1.31cm" svg:x="20.86cm" svg:y="18.30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15T15:10:29</meta:creation-date>
    <dc:date>2014-02-23T17:38:25</dc:date>
    <meta:editing-duration>P2DT19H57M1S</meta:editing-duration>
    <meta:editing-cycles>53</meta:editing-cycles>
    <meta:generator>LibreOffice/4.0.2.2$Linux_X86_64 LibreOffice_project/400m0$Build-2</meta:generator>
    <meta:document-statistic meta:object-count="52"/>
  </office:meta>
</office:document-meta>
</file>